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f2ad" officeooo:paragraph-rsid="0002f2ad" style:font-weight-asian="bold" style:font-weight-complex="bold"/>
    </style:style>
    <style:style style:name="P2" style:family="paragraph" style:parent-style-name="Standard">
      <style:text-properties fo:font-weight="normal" officeooo:rsid="0002f2ad" officeooo:paragraph-rsid="0002f2ad" style:font-weight-asian="normal" style:font-weight-complex="normal"/>
    </style:style>
    <style:style style:name="P3" style:family="paragraph" style:parent-style-name="Standard">
      <style:text-properties fo:font-size="10pt" fo:font-weight="normal" officeooo:rsid="0002f2ad" officeooo:paragraph-rsid="0002f2ad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weight="bold" officeooo:rsid="000486d8" officeooo:paragraph-rsid="000486d8" style:font-weight-asian="bold" style:font-weight-complex="bold"/>
    </style:style>
    <style:style style:name="P5" style:family="paragraph" style:parent-style-name="Standard">
      <style:text-properties fo:font-weight="normal" officeooo:rsid="000486d8" officeooo:paragraph-rsid="000486d8" style:font-weight-asian="normal" style:font-weight-complex="normal"/>
    </style:style>
    <style:style style:name="P6" style:family="paragraph" style:parent-style-name="Standard">
      <style:text-properties officeooo:paragraph-rsid="000486d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0486d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>Karta Pracy </text:p>
      <text:p text:style-name="P5">Zad 1 </text:p>
      <text:p text:style-name="P5"><text:span text:style-name="T1">1</text:span>. *HTML 4.01 Strict DTD*: Ta wersja jest najbardziej rygorystyczna. Wymaga, aby dokument był napisany zgodnie z czystymi standardami HTML bez użycia elementów i atrybutów, które zostały oznaczone jako przestarzałe (deprecated). Zapewnia to surowszą kontrolę nad strukturą dokumentu i eliminuje niektóre atrybuty lub elementy, które zostały uznane za niezgodne ze standardem.</text:p>
      <text:p text:style-name="P5"/>
      <text:p text:style-name="P5"><text:span text:style-name="T1">2.</text:span> *HTML 4.01 Transitional DTD*: Ta wersja umożliwia stosowanie przestarzałych elementów i atrybutów, co sprawia, że jest bardziej elastyczna niż Strict. Pozwala na stopniowe przechodzenie z wcześniejszych wersji HTML do bardziej nowoczesnych standardów. Dzięki temu umożliwia korzystanie z atrybutów i elementów, które nie są zalecane w HTML 4 Strict.</text:p>
      <text:p text:style-name="P5"/>
      <text:p text:style-name="P5"><text:span text:style-name="T1">3.</text:span> *HTML 4.01 Frameset DTD*: Ten typ dokumentu jest używany do tworzenia stron z ramkami (frames) w HTML. W tym rodzaju dokumentu, zamiast zwykłej struktury strony, jest stosowany układ ramowy, gdzie można umieszczać różne dokumenty HTML w ramkach na stronie. <text:line-break/></text:p>
      <text:p text:style-name="P5"/>
      <text:p text:style-name="P5">Zad 2 </text:p>
      <text:p text:style-name="P5"/>
      <text:p text:style-name="P5">&lt;!doctype html&gt; </text:p>
      <text:p text:style-name="P5">&lt;html&gt;</text:p>
      <text:p text:style-name="P5">&lt;head&gt;</text:p>
      <text:p text:style-name="P5"><text:s/>&lt;title&gt; moja strona&lt;/title&gt;</text:p>
      <text:p text:style-name="P5"><text:s/>&lt;body&gt; <text:line-break/> <text:s text:c="2"/>To jest moja strona internetowa. </text:p>
      <text:p text:style-name="P5">&lt;/body&gt;</text:p>
      <text:p text:style-name="P5">&lt;/html&gt; </text:p>
      <text:p text:style-name="P5"/>
      <text:p text:style-name="P5">Zad 3 </text:p>
      <text:p text:style-name="P5">1.xml</text:p>
      <text:p text:style-name="P5">2. Przykład do zadania</text:p>
      <text:p text:style-name="P6"><text:span text:style-name="T2">3.&lt;meta http-equiv="Content-Type" content="text/html; charset=utf-8" /&gt; </text:span><text:line-break/></text:p>
      <text:p text:style-name="P1">TEST 2 </text:p>
      <text:p text:style-name="P2"/>
      <text:p text:style-name="P2">Zad 1 </text:p>
      <text:p text:style-name="P3">C</text:p>
      <text:p text:style-name="P3">Zad 2 </text:p>
      <text:p text:style-name="P3">C</text:p>
      <text:p text:style-name="P3">Zad 3</text:p>
      <text:p text:style-name="P3">D</text:p>
      <text:p text:style-name="P3">Zad 4</text:p>
      <text:p text:style-name="P3"><text:s/>A</text:p>
      <text:p text:style-name="P3">Zad 5</text:p>
      <text:p text:style-name="P3">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23:15:36.622000000</meta:creation-date>
    <dc:date>2023-11-22T17:21:59.076000000</dc:date>
    <meta:editing-duration>PT54M34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28" meta:word-count="190" meta:character-count="1274" meta:non-whitespace-character-count="1091"/>
  </office:meta>
</office:document-meta>
</file>